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ato Medium" svg:font-family="'Lato Medi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style:font-name="Liberation Serif" officeooo:paragraph-rsid="000aa2af"/>
    </style:style>
    <style:style style:name="P2" style:family="paragraph" style:parent-style-name="Standard">
      <style:paragraph-properties fo:line-height="100%" fo:text-align="start" style:justify-single-word="false"/>
      <style:text-properties fo:color="#808080" style:font-name="Liberation Serif" fo:font-size="13pt" fo:font-weight="normal" officeooo:paragraph-rsid="000aa2af" style:font-name-asian="Lato Medium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fo:font-variant="normal" fo:text-transform="none" fo:color="#407927" style:font-name="Liberation Serif" fo:font-size="12pt" fo:letter-spacing="normal" fo:font-style="normal" style:text-underline-style="none" fo:font-weight="bold" officeooo:paragraph-rsid="000aa2af" style:font-name-asian="Lato Medium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paragraph-rsid="0010b4bd" style:font-size-asian="10.5pt" style:font-style-asian="normal" style:font-weight-asian="normal" style:font-size-complex="10.5pt"/>
    </style:style>
    <style:style style:name="P5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paragraph-rsid="0014f928" style:font-name-asian="Lato Medium" style:font-size-asian="10.5pt" style:font-style-asian="normal" style:font-weight-asian="normal" style:font-size-complex="10.5pt" style:font-style-complex="normal" style:font-weight-complex="bold"/>
    </style:style>
    <style:style style:name="P6" style:family="paragraph" style:parent-style-name="Standard">
      <style:paragraph-properties fo:margin-left="0in" fo:margin-right="0in" fo:margin-top="0.0398in" fo:margin-bottom="0.0398in" loext:contextual-spacing="false" fo:line-height="100%" fo:text-indent="0in" style:auto-text-indent="false"/>
      <style:text-properties style:font-name="Liberation Serif" fo:font-size="10.5pt" fo:font-style="normal" fo:font-weight="normal" officeooo:paragraph-rsid="000aa2af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45bc8"/>
    </style:style>
    <style:style style:name="P8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ec1a9"/>
    </style:style>
    <style:style style:name="P9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0b4bd"/>
    </style:style>
    <style:style style:name="P10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style:font-name="Liberation Serif" officeooo:paragraph-rsid="0013c510"/>
    </style:style>
    <style:style style:name="P11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3c510"/>
    </style:style>
    <style:style style:name="P12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4f928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0b4b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c6762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ec1a9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3c510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officeooo:paragraph-rsid="000aa2af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fo:font-variant="normal" fo:text-transform="none" fo:color="#000000" style:font-name="Liberation Serif" fo:font-size="10.5pt" fo:letter-spacing="normal" fo:font-style="normal" style:text-underline-style="none" fo:font-weight="normal" officeooo:paragraph-rsid="0013c510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ec1a9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fo:keep-with-next="always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24" style:family="paragraph" style:parent-style-name="Standard">
      <style:paragraph-properties fo:margin-top="0.0398in" fo:margin-bottom="0.0398in" loext:contextual-spacing="false" fo:line-height="100%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25" style:family="paragraph" style:parent-style-name="Standard">
      <style:paragraph-properties fo:margin-top="0.0398in" fo:margin-bottom="0.0398in" loext:contextual-spacing="false" fo:line-height="100%"/>
      <style:text-properties style:font-name="Liberation Serif" officeooo:paragraph-rsid="000aa2af"/>
    </style:style>
    <style:style style:name="P26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officeooo:paragraph-rsid="00175cae"/>
    </style:style>
    <style:style style:name="P27" style:family="paragraph" style:parent-style-name="Text_20_body">
      <style:paragraph-properties fo:margin-top="0.0398in" fo:margin-bottom="0.0398in" loext:contextual-spacing="false" fo:line-height="100%" fo:text-align="start" style:justify-single-word="false" style:writing-mode="lr-tb"/>
      <style:text-properties style:font-name="Liberation Serif" officeooo:paragraph-rsid="000aa2af"/>
    </style:style>
    <style:style style:name="P28" style:family="paragraph" style:parent-style-name="Standard" style:master-page-name="Standard">
      <style:paragraph-properties fo:line-height="100%" fo:text-align="start" style:justify-single-word="false" style:page-number="auto"/>
      <style:text-properties officeooo:paragraph-rsid="000df132"/>
    </style:style>
    <style:style style:name="T1" style:family="text">
      <style:text-properties fo:color="#407927" style:text-position="0% 100%" fo:font-size="12pt" fo:font-style="normal" fo:font-weight="bol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407927" fo:font-size="12pt" fo:font-style="normal" style:text-underline-style="none" fo:font-weight="bol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407927" fo:font-size="12pt" fo:font-style="normal" style:text-underline-style="none" fo:font-weight="bold" officeooo:rsid="0010b4b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407927" fo:font-size="12pt" fo:font-style="normal" style:text-underline-style="none" fo:font-weight="bold" style:font-name-asian="Lato Medium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5" style:family="text">
      <style:text-properties fo:color="#407927" fo:font-size="12pt" fo:font-style="normal" fo:font-weight="bol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407927" fo:font-size="12pt" fo:font-style="normal" fo:font-weight="bold" style:font-name-asian="Lato Medium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7" style:family="text">
      <style:text-properties fo:color="#407927" fo:font-size="10.5pt" fo:font-style="normal" style:text-underline-style="none" fo:font-weight="bold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fo:color="#407927"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07927" fo:font-size="10.5pt" fo:font-style="normal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color="#333333" style:font-name="Liberation Serif" fo:font-size="20pt" fo:font-weight="bold" style:font-name-asian="Lato Medium" style:font-size-asian="20pt" style:font-weight-asian="bold" style:font-size-complex="20pt" style:font-weight-complex="bold"/>
    </style:style>
    <style:style style:name="T11" style:family="text">
      <style:text-properties fo:color="#000000"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12" style:family="text">
      <style:text-properties fo:color="#000000" fo:font-size="10.5pt" fo:font-style="normal" style:text-underline-style="none" fo:font-weight="normal" officeooo:rsid="000ec1a9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13" style:family="text">
      <style:text-properties fo:color="#000000" fo:font-size="10.5pt" fo:font-style="normal" style:text-underline-style="none" fo:font-weight="normal" officeooo:rsid="0013c510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14" style:family="text">
      <style:text-properties fo:color="#000000" style:font-name="Liberation Serif" fo:font-size="12pt" style:text-underline-style="none" fo:font-weight="normal" style:font-name-asian="Lato Medium" style:font-size-asian="12pt" style:language-asian="zh" style:country-asian="CN" style:font-weight-asian="normal" style:font-weight-complex="normal"/>
    </style:style>
    <style:style style:name="T15" style:family="text">
      <style:text-properties fo:color="#000000" style:font-name="Liberation Serif" fo:font-size="12pt" style:text-underline-style="none" fo:font-weight="normal" officeooo:rsid="000df132" style:font-name-asian="Lato Medium" style:font-size-asian="12pt" style:language-asian="zh" style:country-asian="CN" style:font-weight-asian="normal" style:font-weight-complex="normal"/>
    </style:style>
    <style:style style:name="T16" style:family="text">
      <style:text-properties fo:color="#000000" style:font-name="Liberation Serif" fo:font-size="12pt" style:text-underline-style="none" fo:font-weight="normal" officeooo:rsid="0018ec35" style:font-name-asian="Lato Medium" style:font-size-asian="12pt" style:language-asian="zh" style:country-asian="CN" style:font-weight-asian="normal" style:font-weight-complex="normal"/>
    </style:style>
    <style:style style:name="T17" style:family="text">
      <style:text-properties fo:color="#000000" style:font-name="Liberation Serif" fo:font-size="12pt" style:text-underline-style="none" fo:font-weight="normal" officeooo:rsid="001a9cb2" style:font-name-asian="Lato Medium" style:font-size-asian="12pt" style:language-asian="zh" style:country-asian="CN" style:font-weight-asian="normal" style:font-weight-complex="normal"/>
    </style:style>
    <style:style style:name="T18" style:family="text">
      <style:text-properties fo:color="#000000" style:font-name="Liberation Serif"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19" style:family="text">
      <style:text-properties fo:color="#000000" style:font-name="Liberation Serif" fo:font-size="10.5pt" fo:font-style="normal" style:text-underline-style="none" fo:font-weight="bold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20" style:family="text">
      <style:text-properties fo:color="#000000" style:font-name="Liberation Serif" fo:font-size="14pt" style:text-underline-style="none" fo:font-weight="normal" style:font-name-asian="Lato Medium" style:font-size-asian="14pt" style:language-asian="zh" style:country-asian="CN" style:font-weight-asian="normal" style:font-size-complex="14pt" style:font-weight-complex="normal"/>
    </style:style>
    <style:style style:name="T21" style:family="text">
      <style:text-properties fo:color="#000000" style:font-name="Liberation Serif" fo:font-size="14pt" style:text-underline-style="none" fo:font-weight="normal" officeooo:rsid="000df132" style:font-name-asian="Lato Medium" style:font-size-asian="14pt" style:language-asian="zh" style:country-asian="CN" style:font-weight-asian="normal" style:font-size-complex="14pt" style:font-weight-complex="normal"/>
    </style:style>
    <style:style style:name="T22" style:family="text">
      <style:text-properties fo:font-variant="normal" fo:text-transform="none" fo:color="#808080" style:text-line-through-style="none" style:text-line-through-type="none" fo:font-size="13pt" fo:font-style="normal" style:text-underline-style="none" fo:font-weight="normal" style:text-blinking="false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808080" style:text-line-through-style="none" style:text-line-through-type="none" fo:font-size="13pt" fo:font-style="normal" style:text-underline-style="none" fo:font-weight="normal" officeooo:rsid="00175cae" style:text-blinking="false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00000" fo:font-size="10.5pt" fo:letter-spacing="normal" fo:font-style="normal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0aa2af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style:font-name-asian="Lato Medium" style:font-size-asian="10.5pt" style:font-style-asian="normal" style:font-weight-asian="normal" style:font-size-complex="10.5pt" style:font-weight-complex="normal"/>
    </style:style>
    <style:style style:name="T27" style:family="text">
      <style:text-properties fo:font-variant="normal" fo:text-transform="none" fo:color="#000000" fo:font-size="10.5pt" fo:letter-spacing="normal" fo:font-style="normal" fo:font-weight="normal" officeooo:rsid="000aa2af" style:font-name-asian="Lato Medium" style:font-size-asian="10.5pt" style:font-style-asian="normal" style:font-weight-asian="normal" style:font-size-complex="10.5pt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18ec35" style:font-name-asian="Lato Medium" style:font-size-asian="10.5pt" style:font-style-asian="normal" style:font-weight-asian="normal" style:font-size-complex="10.5pt" style:font-weight-complex="normal"/>
    </style:style>
    <style:style style:name="T29" style:family="text">
      <style:text-properties fo:font-variant="normal" fo:text-transform="none" fo:color="#000000" fo:font-size="10.5pt" fo:letter-spacing="normal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30" style:family="text">
      <style:text-properties fo:font-variant="normal" fo:text-transform="none" fo:color="#000000" fo:font-size="10.5pt" fo:letter-spacing="normal" fo:font-style="normal" style:text-underline-style="none" fo:font-weight="bold" officeooo:rsid="00145bc8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31" style:family="text">
      <style:text-properties fo:font-variant="normal" fo:text-transform="none" fo:color="#000000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style:text-underline-style="none" fo:font-weight="normal" officeooo:rsid="000ec1a9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style:text-underline-style="none" fo:font-weight="normal" officeooo:rsid="00145bc8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variant="normal" fo:text-transform="none" fo:color="#000000" fo:font-size="10.5pt" fo:letter-spacing="normal" fo:font-style="normal" style:text-underline-style="none" fo:font-weight="normal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variant="normal" fo:text-transform="none" fo:color="#000000" fo:font-size="10.5pt" fo:letter-spacing="normal" fo:font-style="normal" style:text-underline-style="none" fo:font-weight="normal" officeooo:rsid="000aa2af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style:text-underline-style="none" fo:font-weight="normal" officeooo:rsid="00145bc8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bold" officeooo:rsid="000aa2af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38" style:family="text">
      <style:text-properties fo:font-variant="normal" fo:text-transform="none" fo:color="#000000" fo:font-size="10.5pt" fo:letter-spacing="normal" fo:font-style="normal" fo:font-weight="bold" officeooo:rsid="000aa2af" style:font-name-asian="Lato Medium" style:font-size-asian="10.5pt" style:font-style-asian="normal" style:font-weight-asian="bold" style:font-size-complex="10.5pt" style:font-weight-complex="bold"/>
    </style:style>
    <style:style style:name="T39" style:family="text">
      <style:text-properties fo:font-variant="normal" fo:text-transform="none" fo:color="#000000" style:font-name="Liberation Serif" fo:font-size="10.5pt" fo:letter-spacing="normal" fo:font-style="normal" style:text-underline-style="none" fo:font-weight="bold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40" style:family="text">
      <style:text-properties fo:font-variant="normal" fo:text-transform="none" fo:color="#000000" style:font-name="Liberation Serif" fo:font-size="10.5pt" fo:letter-spacing="normal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41" style:family="text">
      <style:text-properties fo:font-variant="normal" fo:text-transform="none" fo:color="#000000" style:font-name="Liberation Serif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bold"/>
    </style:style>
    <style:style style:name="T42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tyle-asian="normal" style:font-weight-asian="normal" style:font-size-complex="10.5pt"/>
    </style:style>
    <style:style style:name="T43" style:family="text">
      <style:text-properties fo:font-variant="normal" fo:text-transform="none" fo:color="#000000" style:font-name="Liberation Serif" fo:font-size="10.5pt" fo:letter-spacing="normal" fo:font-style="normal" fo:font-weight="normal" style:font-name-asian="Lato Medium" style:font-size-asian="10.5pt" style:font-style-asian="normal" style:font-weight-asian="normal" style:font-size-complex="10.5pt" style:font-style-complex="normal" style:font-weight-complex="bold"/>
    </style:style>
    <style:style style:name="T44" style:family="text">
      <style:text-properties fo:font-variant="normal" fo:text-transform="none" fo:color="#000000" style:font-name="Liberation Serif" fo:font-size="10.5pt" fo:letter-spacing="normal" fo:font-style="normal" fo:font-weight="normal" officeooo:rsid="0014f928" style:font-name-asian="Lato Medium" style:font-size-asian="10.5pt" style:font-style-asian="normal" style:font-weight-asian="normal" style:font-size-complex="10.5pt" style:font-style-complex="normal" style:font-weight-complex="bold"/>
    </style:style>
    <style:style style:name="T45" style:family="text">
      <style:text-properties fo:font-variant="normal" fo:text-transform="none" fo:color="#407927" fo:font-size="12pt" fo:letter-spacing="normal" fo:font-style="normal" style:text-underline-style="none" fo:font-weight="bold" officeooo:rsid="0010b4b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407927" fo:font-size="10.5pt" fo:letter-spacing="normal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47" style:family="text">
      <style:text-properties fo:font-variant="normal" fo:text-transform="none" fo:color="#407927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fo:color="#808080" fo:font-size="13pt" fo:font-weight="normal" style:font-name-asian="Lato Medium" style:font-size-asian="13pt" style:font-weight-asian="normal" style:font-size-complex="13pt" style:font-weight-complex="normal"/>
    </style:style>
    <style:style style:name="T49" style:family="text">
      <style:text-properties fo:font-size="10.5pt" fo:font-style="normal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fo:font-size="10.5pt" fo:font-style="normal" fo:font-weight="normal" officeooo:rsid="000aa2af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font-size="10.5pt" fo:font-style="normal" fo:font-weight="normal" officeooo:rsid="000c6762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size="10.5pt" fo:font-style="normal" fo:font-weight="normal" officeooo:rsid="0010b4bd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size="10.5pt" fo:font-style="normal" fo:font-weight="normal" officeooo:rsid="001248d2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font-size="10.5pt" fo:font-style="normal" fo:font-weight="normal" officeooo:rsid="00145bc8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56" style:family="text">
      <style:text-properties fo:font-size="10.5pt" fo:font-style="normal" style:text-underline-style="none" fo:font-weight="normal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57" style:family="text">
      <style:text-properties fo:font-size="10.5pt" fo:font-style="normal" style:text-underline-style="none" fo:font-weight="normal" officeooo:rsid="000ec1a9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58" style:family="text">
      <style:text-properties fo:font-size="10.5pt" fo:font-style="normal" style:text-underline-style="none" fo:font-weight="normal" officeooo:rsid="0010b4bd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59" style:family="text">
      <style:text-properties fo:font-size="10.5pt" style:font-name-asian="Lato Medium" style:font-size-asian="10.5pt" style:font-size-complex="10.5pt"/>
    </style:style>
    <style:style style:name="T60" style:family="text">
      <style:text-properties fo:font-size="10.5pt" style:font-name-asian="Lato Medium" style:font-size-asian="10.5pt" style:language-asian="zh" style:country-asian="CN" style:font-size-complex="10.5pt"/>
    </style:style>
    <style:style style:name="T61" style:family="text">
      <style:text-properties fo:font-size="13pt" fo:font-weight="normal" style:font-name-asian="Lato Medium" style:font-size-asian="13pt" style:font-weight-asian="normal" style:font-size-complex="13pt" style:font-weight-complex="normal"/>
    </style:style>
    <style:style style:name="T62" style:family="text">
      <style:text-properties style:font-name="Liberation Serif" fo:font-size="12pt" fo:font-weight="normal" officeooo:rsid="0018ec35" style:font-name-asian="Lato Medium" style:font-size-asian="12pt" style:language-asian="zh" style:country-asian="CN" style:font-weight-asian="normal" style:font-weight-complex="normal"/>
    </style:style>
    <style:style style:name="T63" style:family="text">
      <style:text-properties style:font-name="Liberation Serif" fo:font-size="12pt" style:text-underline-style="none" fo:font-weight="normal" officeooo:rsid="0018ec35" style:font-name-asian="Lato Medium" style:font-size-asian="12pt" style:language-asian="zh" style:country-asian="CN" style:font-weight-asian="normal" style:font-weight-complex="normal"/>
    </style:style>
    <style:style style:name="T64" style:family="text">
      <style:text-properties style:font-name="Liberation Serif" fo:font-size="12pt" style:text-underline-style="none" fo:font-weight="normal" officeooo:rsid="001a9cb2" style:font-name-asian="Lato Medium" style:font-size-asian="12pt" style:language-asian="zh" style:country-asian="CN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0">DOUGLAS LERNER </text:span><text:span text:style-name="Internet_20_link"><text:span text:style-name="T20"><text:s/></text:span></text:span><text:span text:style-name="Internet_20_link"><text:span text:style-name="T21">Web Developer</text:span></text:span></text:p>
      <text:p text:style-name="P26"><text:span text:style-name="Internet_20_link"><text:span text:style-name="T64">do</text:span></text:span><text:span text:style-name="Internet_20_link"><text:span text:style-name="T63">uglasdev.github.io</text:span></text:span><text:span text:style-name="Internet_20_link"><text:span text:style-name="T14"> · </text:span></text:span><text:a xlink:type="simple" xlink:href="http://GitHub.com/DouglasDev" text:style-name="Internet_20_link" text:visited-style-name="Visited_20_Internet_20_Link"><text:span text:style-name="Internet_20_link"><text:span text:style-name="T62">g</text:span></text:span></text:a><text:span text:style-name="Internet_20_link"><text:span text:style-name="T62">ithub.com/douglasdev</text:span></text:span><text:span text:style-name="Internet_20_link"><text:span text:style-name="T15"> <text:s/>· </text:span></text:span><text:span text:style-name="Internet_20_link"><text:span text:style-name="T62">douglasdev8888@gmail.com</text:span></text:span></text:p>
      <text:p text:style-name="P27"><text:span text:style-name="T23">WEB DEVELOPMENT </text:span><text:span text:style-name="T22">SKILLS</text:span></text:p>
      <text:p text:style-name="P1"><text:span text:style-name="T37">Languages:</text:span><text:span text:style-name="T25"> </text:span><text:span text:style-name="T24">ES6+ JavaScript, CSS3, SCSS</text:span><text:span text:style-name="T26">, </text:span><text:span text:style-name="T27">HTML5, </text:span><text:span text:style-name="T26">Python, Elm</text:span></text:p>
      <text:p text:style-name="P1"><text:span text:style-name="T38">Frameworks and Tools:</text:span><text:span text:style-name="T27"> </text:span><text:span text:style-name="T26">React, Redux, Vue, Node, Express, jQuery, Git, Webpack, Gulp, </text:span><text:span text:style-name="T28">Jest</text:span><text:span text:style-name="T26"> </text:span></text:p>
      <text:p text:style-name="P2">EXPERIENCE</text:p>
      <text:p text:style-name="P13"><text:span text:style-name="T2">SuperDAO</text:span><text:span text:style-name="T7">,</text:span><text:span text:style-name="T9"> </text:span><text:span text:style-name="T5">Co-Lead Front-End Developer for KittieFight, March 2019 - August 2019</text:span></text:p>
      <text:p text:style-name="P14"><text:span text:style-name="T49"><text:tab/></text:span><text:span text:style-name="T55">• </text:span><text:span text:style-name="T56">D</text:span><text:span text:style-name="T49">esigned and </text:span><text:span text:style-name="T54">built</text:span><text:span text:style-name="T49"> front-end architecture for unique CryptoKitties Etherium Dapp</text:span></text:p>
      <text:p text:style-name="P15"><text:span text:style-name="T56"><text:tab/></text:span><text:span text:style-name="T55">• </text:span><text:span text:style-name="T49">Implemented user interfaces, menus, and game flow logic </text:span><text:span text:style-name="T52">using React + Redux</text:span></text:p>
      <text:p text:style-name="P16"><text:span text:style-name="T49"><text:tab/></text:span><text:span text:style-name="T55">• </text:span><text:span text:style-name="T57">I</text:span><text:span text:style-name="T49">ntegrated Phaser 3 game </text:span><text:span text:style-name="T51">e</text:span><text:span text:style-name="T49">ngine</text:span><text:span text:style-name="T55"> </text:span><text:span text:style-name="T58">to s</text:span><text:span text:style-name="T49">ync </text:span><text:span text:style-name="T52">bl</text:span><text:span text:style-name="T49">ockchain data with Spine animations </text:span><text:span text:style-name="T52">+</text:span><text:span text:style-name="T49"> sounds</text:span></text:p>
      <text:p text:style-name="P8"><text:span text:style-name="T2">Pennington Publishing, Browser Extension Developer, </text:span><text:span text:style-name="T3">April 2019 – August 2019</text:span></text:p>
      <text:p text:style-name="P17"><text:span text:style-name="T49"><text:tab/></text:span><text:span text:style-name="T29">• </text:span><text:span text:style-name="T49">Sole developer of e-Comments Chrome extension that has gained 700+ users per month</text:span></text:p>
      <text:p text:style-name="P17"><text:span text:style-name="T29"><text:tab/>• </text:span><text:span text:style-name="T35">A</text:span><text:span text:style-name="T49">utomate</text:span><text:span text:style-name="T50">s</text:span><text:span text:style-name="T49"> essay feedback using comment banks, video/audio comments, and speech-to-text</text:span></text:p>
      <text:p text:style-name="P17"><text:span text:style-name="T49"><text:tab/></text:span><text:span text:style-name="T29">• </text:span><text:span text:style-name="T35">Utilizes </text:span><text:span text:style-name="T49">Vue, </text:span><text:span text:style-name="T50">Vuex, Web Speech API and </text:span><text:span text:style-name="T49">Google Drive AP</text:span><text:span text:style-name="T53">I</text:span></text:p>
      <text:p text:style-name="P9"><text:span text:style-name="T2">iASO Records, Mobile Developer, </text:span><text:span text:style-name="T3">June</text:span><text:span text:style-name="T2"> </text:span><text:span text:style-name="T3">2019 – </text:span><text:span text:style-name="T45">Present</text:span></text:p>
      <text:p text:style-name="P17"><text:span text:style-name="T2"><text:tab/></text:span><text:span text:style-name="T29">•</text:span><text:span text:style-name="T8"> </text:span><text:span text:style-name="T49">Developed interactive </text:span><text:span text:style-name="T50">mobile</text:span><text:span text:style-name="T49"> drum app </text:span><text:span text:style-name="T50">using</text:span><text:span text:style-name="T49"> Tone.js </text:span><text:span text:style-name="T50">Vue, and Cordova</text:span></text:p>
      <text:p text:style-name="P17"><text:span text:style-name="T47"><text:tab/></text:span><text:span text:style-name="T29">• </text:span><text:span text:style-name="T36">Users</text:span><text:span text:style-name="T30"> </text:span><text:span text:style-name="T36">l</text:span><text:span text:style-name="T31">ead a virtual percussion ensemble by mixing-and-matching rhythms for a variety of instruments</text:span></text:p>
      <text:p text:style-name="P3">Freelance Web Developer, 2017 - Present</text:p>
      <text:p text:style-name="P14"><text:span text:style-name="T46"><text:tab/></text:span><text:span text:style-name="T29">• </text:span><text:span text:style-name="T31">Awarded Top Freelancer on Upwork, with 100% job success rating</text:span></text:p>
      <text:p text:style-name="P7"><text:span text:style-name="T29"><text:tab/>•</text:span><text:span text:style-name="T31"> </text:span><text:span text:style-name="T32">Built</text:span><text:span text:style-name="T31"> interactive animated </text:span><text:span text:style-name="T32">sales </text:span><text:span text:style-name="T31">dashboard for medical supply company </text:span><text:span text:style-name="T33">using</text:span><text:span text:style-name="T31"> Chart.js <text:tab/></text:span></text:p>
      <text:p text:style-name="P7"><text:span text:style-name="T34"><text:tab/></text:span><text:span text:style-name="T29">• </text:span><text:span text:style-name="T31">Implemented responsive company homepage based on Adobe XD designs</text:span></text:p>
      <text:p text:style-name="P18"><text:span text:style-name="T29"><text:tab/>• </text:span><text:span text:style-name="T31">Automated communication with clients for multiple organizations by utilizing </text:span></text:p>
      <text:p text:style-name="P20"><text:tab/> <text:s text:c="2"/>Google Sheets API to dynamically generate email invoices and notifications</text:p>
      <text:p text:style-name="P14"><text:span text:style-name="T29"><text:tab/>• </text:span><text:span text:style-name="T34">Improved UX for multiple Wordpress and Wix based businesses with</text:span><text:span text:style-name="T31"> custom form validation scripts</text:span></text:p>
      <text:p text:style-name="P25"><text:span text:style-name="T2">University of Geosciences Instructor,</text:span><text:span text:style-name="T4"> Sept. 2016 - July 2017, Wuhan, China</text:span></text:p>
      <text:p text:style-name="P19"><text:span text:style-name="T59"><text:s text:c="10"/>• Taught</text:span><text:span text:style-name="T60"> European cultural history and conversational English to undergraduates</text:span></text:p>
      <text:p text:style-name="P6"><text:s text:c="10"/>• Designed custom bilingual curriculum using primary historical sources and multimedia</text:p>
      <text:p text:style-name="P23"><text:span text:style-name="T48">EDUCATION</text:span><text:span text:style-name="T61"> <text:s text:c="2"/></text:span></text:p>
      <text:p text:style-name="P24"><text:span text:style-name="T5">Recurse </text:span><text:span text:style-name="T1">Center</text:span><text:span text:style-name="T5">, November 2018 - February 2019</text:span></text:p>
      <text:p text:style-name="P21"><text:span text:style-name="T26">Intensive </text:span><text:span text:style-name="T27">self-directed </text:span><text:span text:style-name="T26">programming retreat where I worked on a variety of group and individual projects:</text:span></text:p>
      <text:p text:style-name="P11"><text:span text:style-name="Internet_20_link"><text:span text:style-name="T18"><text:s text:c="10"/>• </text:span></text:span><text:a xlink:type="simple" xlink:href="https://chrome.google.com/webstore/detail/leetcode-pairing/jeonpfbokpeagbojffcijgpcpldgebfb" text:style-name="ListLabel_20_71" text:visited-style-name="ListLabel_20_71"><text:span text:style-name="Internet_20_link"><text:span text:style-name="T19">LeetCode Pairing </text:span></text:span></text:a><text:a xlink:type="simple" xlink:href="https://chrome.google.com/webstore/detail/leetcode-pairing/jeonpfbokpeagbojffcijgpcpldgebfb" text:style-name="ListLabel_20_72" text:visited-style-name="ListLabel_20_72"><text:span text:style-name="Internet_20_link"><text:span text:style-name="T39">Chrome</text:span></text:span></text:a><text:a xlink:type="simple" xlink:href="https://chrome.google.com/webstore/detail/leetcode-pairing/jeonpfbokpeagbojffcijgpcpldgebfb" text:style-name="ListLabel_20_73" text:visited-style-name="ListLabel_20_73"><text:span text:style-name="Internet_20_link"><text:span text:style-name="T41"> </text:span></text:span></text:a><text:a xlink:type="simple" xlink:href="https://chrome.google.com/webstore/detail/leetcode-pairing/jeonpfbokpeagbojffcijgpcpldgebfb" text:style-name="ListLabel_20_71" text:visited-style-name="ListLabel_20_71"><text:span text:style-name="Internet_20_link"><text:span text:style-name="T19">Extension</text:span></text:span></text:a><text:span text:style-name="T42"> - Enables coders to pair program remotely on LeetCode </text:span></text:p>
      <text:p text:style-name="P4"><text:s text:c="13"/>algorithm challenges in the browser, utilizing text and video chat. Node, WebSockets and WebRTC</text:p>
      <text:p text:style-name="P12"><text:span text:style-name="Internet_20_link"><text:span text:style-name="T40"><text:s text:c="10"/>• </text:span></text:span><text:a xlink:type="simple" xlink:href="https://douglasdev.github.io/projects/cyberpunks%20client/index.html" text:style-name="ListLabel_20_71" text:visited-style-name="ListLabel_20_71"><text:span text:style-name="Internet_20_link"><text:span text:style-name="T39">Cyberpunks Rock Climbing</text:span></text:span></text:a><text:span text:style-name="T43"> - Integrated P2 physics engine, web sockets, Node Express server, </text:span></text:p>
      <text:p text:style-name="P5"><text:s text:c="13"/>and level editor into a multiplayer, cooperative, physics-based rock climbing game</text:p>
      <text:p text:style-name="P12"><text:span text:style-name="Internet_20_link"><text:span text:style-name="T18"><text:s text:c="10"/>• </text:span></text:span><text:a xlink:type="simple" xlink:href="https://douglasdev.github.io/projects/harpsichordHero/index.html" text:style-name="ListLabel_20_71" text:visited-style-name="ListLabel_20_71"><text:span text:style-name="Internet_20_link"><text:span text:style-name="T19">Harpsichord Hero</text:span></text:span></text:a><text:span text:style-name="T43"> - A digital harpsichord with a built-in knowledge of harmony and musical style, </text:span></text:p>
      <text:p text:style-name="P12"><text:span text:style-name="T44"><text:s text:c="13"/></text:span><text:span text:style-name="T43">which allows users to effortlessly improvise complex melodies and chord progressions</text:span></text:p>
      <text:p text:style-name="P12"><text:span text:style-name="Internet_20_link"><text:span text:style-name="T18"><text:s text:c="10"/>• </text:span></text:span><text:a xlink:type="simple" xlink:href="https://douglasdev.github.io/projects/Cocktail%20Party%20Neuro%20Evolution/index.html" text:style-name="ListLabel_20_71" text:visited-style-name="ListLabel_20_71"><text:span text:style-name="Internet_20_link"><text:span text:style-name="T19">Neuro-Evolution Cocktail Party</text:span></text:span></text:a><text:span text:style-name="T43"> - Uses a JavaScript implementation of a neuro-evolutionary </text:span></text:p>
      <text:p text:style-name="P5"><text:s text:c="13"/>algorithm to evolve neural networks that simulate human social interactions</text:p>
      <text:p text:style-name="P22"><text:span text:style-name="T5">Stony Brook Universit</text:span><text:span text:style-name="T6">y</text:span><text:span text:style-name="T5">, New York - B.Sc. Biochemistry</text:span></text:p>
      <text:p text:style-name="P10"><text:span text:style-name="Internet_20_link"><text:span text:style-name="T11"><text:s text:c="10"/>• </text:span></text:span><text:span text:style-name="Internet_20_link"><text:span text:style-name="T12">Researched capacity of marine cyanobacteria to absorb atmospheric CO2 at aquatic ecosystem</text:span></text:span><text:span text:style-name="Internet_20_link"><text:span text:style-name="T13"> </text:span></text:span><text:span text:style-name="Internet_20_link"><text:span text:style-name="T12">ecology la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ato Medium" svg:font-family="'Lato Medi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69" style:display-name="ListLabel 69" style:family="text">
      <style:text-properties fo:color="#000000" style:font-name="Liberation Sans1" fo:font-family="'Liberation Sans'" style:font-family-generic="roman" style:font-pitch="variable" fo:font-size="12pt" style:text-underline-style="none" fo:font-weight="normal" style:font-name-asian="Lato Medium" style:font-family-asian="'Lato Medium'" style:font-family-generic-asian="system" style:font-pitch-asian="variable" style:font-size-asian="12pt" style:language-asian="zh" style:country-asian="CN" style:font-weight-asian="normal" style:font-weight-complex="normal"/>
    </style:style>
    <style:style style:name="ListLabel_20_70" style:display-name="ListLabel 70" style:family="text">
      <style:text-properties fo:color="#000000" style:font-name="Liberation Sans1" fo:font-family="'Liberation Sans'" style:font-family-generic="roman" style:font-pitch="variable" fo:font-size="12pt" style:text-underline-style="none" style:font-name-asian="Lato Medium" style:font-family-asian="'Lato Medium'" style:font-family-generic-asian="system" style:font-pitch-asian="variable" style:font-size-asian="12pt"/>
    </style:style>
    <style:style style:name="ListLabel_20_71" style:display-name="ListLabel 71" style:family="text">
      <style:text-properties fo:color="#000000" style:font-name="Liberation Sans1" fo:font-family="'Liberation Sans'" style:font-family-generic="roman" style:font-pitch="variable" fo:font-size="10.5pt" fo:font-style="normal" style:text-underline-style="none" fo:font-weight="bold" style:font-name-asian="Lato Medium" style:font-family-asian="'Lato Medium'" style:font-family-generic-asian="system" style:font-pitch-asian="variable" style:font-size-asian="10.5pt" style:font-style-asian="normal" style:font-weight-asian="bold" style:font-size-complex="10.5pt" style:font-style-complex="normal" style:font-weight-complex="bold"/>
    </style:style>
    <style:style style:name="ListLabel_20_72" style:display-name="ListLabel 72" style:family="text">
      <style:text-properties fo:font-variant="normal" fo:text-transform="none" fo:color="#000000" style:font-name="Liberation Sans1" fo:font-family="'Liberation Sans'" style:font-family-generic="roman" style:font-pitch="variable" fo:font-size="10.5pt" fo:letter-spacing="normal" fo:font-style="normal" style:text-underline-style="none" fo:font-weight="bold" style:font-name-asian="Lato Medium" style:font-family-asian="'Lato Medium'" style:font-family-generic-asian="system" style:font-pitch-asian="variable" style:font-size-asian="10.5pt" style:font-style-asian="normal" style:font-weight-asian="bold" style:font-size-complex="10.5pt" style:font-style-complex="normal" style:font-weight-complex="bold"/>
    </style:style>
    <style:style style:name="ListLabel_20_73" style:display-name="ListLabel 73" style:family="text">
      <style:text-properties fo:font-variant="normal" fo:text-transform="none" fo:color="#000000" style:font-name="Liberation Sans1" fo:font-family="'Liberation Sans'" style:font-family-generic="roman" style:font-pitch="variable" fo:font-size="10.5pt" fo:letter-spacing="normal" fo:font-style="normal" style:text-underline-style="none" fo:font-weight="normal" style:font-name-asian="Lato Medium" style:font-family-asian="'Lato Medium'" style:font-family-generic-asian="system" style:font-pitch-asian="variable" style:font-size-asian="10.5pt" style:font-style-asian="normal" style:font-weight-asian="normal" style:font-size-complex="10.5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46:37.789505562</meta:creation-date>
    <dc:date>2022-10-06T16:07:41.363193499</dc:date>
    <meta:editing-duration>PT26M2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1" meta:paragraph-count="40" meta:word-count="416" meta:character-count="3049" meta:non-whitespace-character-count="2519"/>
  </office:meta>
</office:document-meta>
</file>